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10000006C7D17E3F2B0649A6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4fbf1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4fbf1"/>
    </style:style>
    <style:style style:name="P8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0" style:family="paragraph" style:parent-style-name="Heading_20_1" style:master-page-name="First_20_Page">
      <style:paragraph-properties style:page-number="auto"/>
    </style:style>
    <style:style style:name="P11" style:family="paragraph" style:parent-style-name="Standard">
      <style:paragraph-properties fo:margin-left="0in" fo:margin-right="0in" fo:margin-top="0in" fo:margin-bottom="0.1181in" style:contextual-spacing="false" fo:orphans="2" fo:widows="2" fo:text-indent="0in" style:auto-text-indent="false" style:writing-mode="lr-tb"/>
    </style:style>
    <style:style style:name="P12" style:family="paragraph" style:parent-style-name="Standard" style:list-style-name="">
      <style:paragraph-properties fo:margin-left="0in" fo:margin-right="0in" fo:margin-top="0in" fo:margin-bottom="0.1181in" style:contextual-spacing="false" fo:orphans="2" fo:widows="2" fo:text-indent="0in" style:auto-text-indent="false" style:writing-mode="lr-tb"/>
    </style:style>
    <style:style style:name="P13" style:family="paragraph" style:parent-style-name="Standard">
      <style:text-properties officeooo:rsid="0017eb2c" officeooo:paragraph-rsid="0017eb2c"/>
    </style:style>
    <style:style style:name="P14" style:family="paragraph" style:parent-style-name="Standard" style:list-style-name="L2">
      <style:text-properties officeooo:rsid="0017eb2c" officeooo:paragraph-rsid="0017eb2c"/>
    </style:style>
    <style:style style:name="P15" style:family="paragraph" style:parent-style-name="Standard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fo:font-size="12pt" fo:language="en" fo:country="US" style:font-size-asian="12pt" style:font-size-complex="12pt"/>
    </style:style>
    <style:style style:name="P16" style:family="paragraph" style:parent-style-name="Text_20_body">
      <style:paragraph-properties fo:margin-left="0in" fo:margin-right="0in" fo:margin-top="0in" fo:margin-bottom="0.1181in" style:contextual-spacing="false" fo:orphans="2" fo:widows="2" fo:text-indent="0in" style:auto-text-indent="false" style:writing-mode="lr-tb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4fbf1"/>
    </style:style>
    <style:style style:name="P17" style:family="paragraph">
      <loext:graphic-properties draw:fill="solid" draw:fill-color="#c0c0c0" draw:opacity="50%"/>
      <style:text-properties style:font-name="Times New Roman1" fo:font-size="1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6888d" style:font-size-asian="8pt" style:font-size-complex="8pt"/>
    </style:style>
    <style:style style:name="T3" style:family="text">
      <style:text-properties fo:font-size="8pt" officeooo:rsid="002091d6" style:font-size-asian="8pt" style:font-size-complex="8pt"/>
    </style:style>
    <style:style style:name="T4" style:family="text">
      <style:text-properties fo:font-size="9pt" style:font-size-asian="9pt" style:font-size-complex="8pt"/>
    </style:style>
    <style:style style:name="T5" style:family="text">
      <style:text-properties officeooo:rsid="0017eb2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c0c0c0" draw:opacity="50%" draw:auto-grow-height="false" draw:auto-grow-width="false" fo:min-height="30.8752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32.6299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20.0098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28.9791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tracked-changes>
        <text:changed-region xml:id="ct105553139124096" text:id="ct105553139124096">
          <text:insertion>
            <office:change-info>
              <dc:creator>Bob Jacobsen</dc:creator>
              <dc:date>2013-04-24T08:05:00</dc:date>
            </office:change-info>
          </text:insertion>
        </text:changed-region>
        <text:changed-region xml:id="ct105553138799536" text:id="ct105553138799536">
          <text:insertion>
            <office:change-info>
              <dc:creator>Bob Jacobsen</dc:creator>
              <dc:date>2024-07-15T20:00:35</dc:date>
            </office:change-info>
          </text:insertion>
        </text:changed-region>
        <text:changed-region xml:id="ct105553138909904" text:id="ct105553138909904">
          <text:insertion>
            <office:change-info>
              <dc:creator>Bob Jacobsen</dc:creator>
              <dc:date>2024-07-15T20:02:02</dc:date>
            </office:change-info>
          </text:insertion>
        </text:changed-region>
        <text:changed-region xml:id="ct105553138909424" text:id="ct105553138909424">
          <text:deletion>
            <office:change-info>
              <dc:creator>Bob Jacobsen</dc:creator>
              <dc:date>2024-07-15T20:00:08</dc:date>
            </office:change-info>
            <text:p text:style-name="P13"/>
            <text:h text:style-name="Heading_20_1" text:outline-level="1">Annotations to the Standard</text:h>
            <text:h text:style-name="Heading_20_2" text:outline-level="2">Introduction</text:h>
            <text:p text:style-name="Standard">Note that this section of the Standard is informative, not normative.</text:p>
            <text:h text:style-name="Heading_20_2" text:outline-level="2">Intended Use</text:h>
            <text:h text:style-name="Heading_20_2" text:outline-level="2"/>
          </text:deletion>
        </text:changed-region>
        <text:changed-region xml:id="ct105553138786032" text:id="ct105553138786032">
          <text:deletion>
            <office:change-info>
              <dc:creator>Bob Jacobsen</dc:creator>
              <dc:date>2024-07-15T20:00:02</dc:date>
            </office:change-info>
            <text:h text:style-name="Heading_20_2" text:outline-level="2">Note that this section of the Standard is informative, not normative.</text:h>
            <text:h text:style-name="Heading_20_2" text:outline-level="2"/>
          </text:deletion>
        </text:changed-region>
        <text:changed-region xml:id="ct105553138785792" text:id="ct105553138785792">
          <text:deletion>
            <office:change-info>
              <dc:creator>Bob Jacobsen</dc:creator>
              <dc:date>2024-07-15T20:00:02</dc:date>
            </office:change-info>
            <text:h text:style-name="Heading_20_2" text:outline-level="2">Reference and Context</text:h>
            <text:h text:style-name="Heading_20_2" text:outline-level="2"/>
          </text:deletion>
        </text:changed-region>
        <text:changed-region xml:id="ct105553138785072" text:id="ct105553138785072">
          <text:deletion>
            <office:change-info>
              <dc:creator>Bob Jacobsen</dc:creator>
              <dc:date>2024-07-15T20:00:02</dc:date>
            </office:change-info>
            <text:h text:style-name="Heading_20_2" text:outline-level="2">Lorem ipsum dolor sit amet, consectetur adipiscing elit. Fusce ornare mattis justo vitae imperdiet. Cum sociis natoque penatibus et magnis dis parturient montes, nascetur ridiculus mus. </text:h>
          </text:deletion>
        </text:changed-region>
        <text:changed-region xml:id="ct105553139214896" text:id="ct105553139214896">
          <text:deletion>
            <office:change-info>
              <dc:creator>Bob Jacobsen</dc:creator>
              <dc:date>2013-04-06T19:13:00</dc:date>
            </office:change-info>
            <text:h text:style-name="Heading_20_2" text:outline-level="2">Section Title</text:h>
          </text:deletion>
        </text:changed-region>
        <text:changed-region xml:id="ct105553138785552" text:id="ct105553138785552">
          <text:deletion>
            <office:change-info>
              <dc:creator>Bob Jacobsen</dc:creator>
              <dc:date>2024-07-15T20:00:02</dc:date>
            </office:change-info>
            <text:h text:style-name="Heading_20_2" text:outline-level="2"/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P11"/>
          </text:deletion>
        </text:changed-region>
        <text:changed-region xml:id="ct105553138788192" text:id="ct105553138788192">
          <text:deletion>
            <office:change-info>
              <dc:creator>Bob Jacobsen</dc:creator>
              <dc:date>2024-07-15T20:00:02</dc:date>
            </office:change-info>
            <text:p text:style-name="P11">Section Title</text:p>
            <text:p text:style-name="P11"/>
          </text:deletion>
        </text:changed-region>
        <text:changed-region xml:id="ct105553138787952" text:id="ct105553138787952">
          <text:deletion>
            <office:change-info>
              <dc:creator>Bob Jacobsen</dc:creator>
              <dc:date>2024-07-15T20:00:02</dc:date>
            </office:change-info>
            <text:p text:style-name="P11">Subsection Title</text:p>
            <text:p text:style-name="P11"/>
          </text:deletion>
        </text:changed-region>
        <text:changed-region xml:id="ct105553138787712" text:id="ct105553138787712">
          <text:deletion>
            <office:change-info>
              <dc:creator>Bob Jacobsen</dc:creator>
              <dc:date>2024-07-15T20:00:02</dc:date>
            </office:change-info>
            <text:p text:style-name="P11">Sub-subsection Title</text:p>
            <text:p text:style-name="P11"/>
          </text:deletion>
        </text:changed-region>
        <text:changed-region xml:id="ct105553138787472" text:id="ct105553138787472">
          <text:deletion>
            <office:change-info>
              <dc:creator>Bob Jacobsen</dc:creator>
              <dc:date>2024-07-15T20:00:02</dc:date>
            </office:change-info>
            <text:p text:style-name="P11">Praesent gravida pulvinar vehicula. Vivamus eu nisl eget sem rutrum suscipit id a magna. Integer id ante odio. </text:p>
            <text:p text:style-name="P12"/>
          </text:deletion>
        </text:changed-region>
        <text:changed-region xml:id="ct105553138787232" text:id="ct105553138787232">
          <text:deletion>
            <office:change-info>
              <dc:creator>Bob Jacobsen</dc:creator>
              <dc:date>2024-07-15T20:00:02</dc:date>
            </office:change-info>
            <text:p text:style-name="P12">Lorem ipsum dolor sit amet, consectetur adipiscing elit. </text:p>
            <text:p text:style-name="P12">Sed consectetur, ipsum et egestas accumsan, felis erat ornare mauris, sit amet suscipit ante orci sed massa.</text:p>
            <text:p text:style-name="P11"/>
          </text:deletion>
        </text:changed-region>
        <text:changed-region xml:id="ct105553138786752" text:id="ct105553138786752">
          <text:deletion>
            <office:change-info>
              <dc:creator>Bob Jacobsen</dc:creator>
              <dc:date>2024-07-15T20:00:02</dc:date>
            </office:change-info>
            <text:p text:style-name="P11">Section Title</text:p>
            <text:p text:style-name="P11"/>
          </text:deletion>
        </text:changed-region>
        <text:changed-region xml:id="ct105553138786512" text:id="ct105553138786512">
          <text:deletion>
            <office:change-info>
              <dc:creator>Bob Jacobsen</dc:creator>
              <dc:date>2024-07-15T20:00:02</dc:date>
            </office:change-info>
            <text:p text:style-name="P11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P6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Introduction<text:change-start text:change-id="ct105553139124096"/></text:h>
      <text:h text:style-name="Heading_20_2" text:outline-level="2" text:is-list-header="true"><text:change-end text:change-id="ct105553139124096"/><text:change-start text:change-id="ct105553138799536"/></text:h>
      <text:p text:style-name="P13">This document lists the available plans for checking OpenLCB implementations.</text:p>
      <text:p text:style-name="P13"/>
      <text:list xml:id="list593223314" text:style-name="L2">
        <text:list-item>
          <text:p text:style-name="P14"><text:change-end text:change-id="ct105553138799536"/><text:change-start text:change-id="ct105553138909904"/>CAN Frame Level Plan</text:p>
        </text:list-item>
        <text:list-item>
          <text:p text:style-name="P14">Message Network Plan</text:p>
        </text:list-item>
        <text:list-item>
          <text:p text:style-name="P14">Datagram Transport Plan</text:p>
        </text:list-item>
        <text:list-item>
          <text:p text:style-name="P14">Event Transport Plan</text:p>
        </text:list-item>
        <text:list-item>
          <text:p text:style-name="P14">Simple Node Information Protocol Plan</text:p>
        </text:list-item>
        <text:list-item>
          <text:p text:style-name="P14">Memory Configuration Protocol Plan</text:p>
        </text:list-item>
        <text:list-item>
          <text:p text:style-name="P14">Configuration Description Information Plan</text:p>
        </text:list-item>
        <text:list-item>
          <text:p text:style-name="P14">Broadcast Time Protocol Plan</text:p>
        </text:list-item>
        <text:list-item>
          <text:p text:style-name="P14">Firmware Upgrade</text:p>
        </text:list-item>
        <text:list-item>
          <text:p text:style-name="P14">Train Control Protocol Plan</text:p>
        </text:list-item>
        <text:list-item>
          <text:p text:style-name="P14">Train Search Protocol Plan</text:p>
        </text:list-item>
        <text:list-item>
          <text:p text:style-name="P14">Function Description Information Plan</text:p>
        </text:list-item>
      </text:list>
      <text:p text:style-name="P13"/>
      <text:p text:style-name="P13"/>
      <text:p text:style-name="P15"><text:change-end text:change-id="ct105553138909904"/><text:change text:change-id="ct105553138909424"/><text:change text:change-id="ct105553138786032"/><text:change text:change-id="ct105553138785792"/><text:change text:change-id="ct105553138785072"/><text:change text:change-id="ct105553139214896"/><text:change text:change-id="ct105553138785552"/><text:change text:change-id="ct105553138788192"/><text:change text:change-id="ct105553138787952"/><text:change text:change-id="ct105553138787712"/><text:change text:change-id="ct105553138787472"/><text:change text:change-id="ct105553138787232"/><text:change text:change-id="ct105553138786752"/><text:change text:change-id="ct10555313878651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en" fo:country="US" style:font-name-asian="Arial Unicode MS2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2pt" fo:language="en" fo:country="US" style:font-name-asian="Arial Unicode MS2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2" style:font-family-asian="'Arial Unicode MS'" style:font-family-generic-asian="system" style:font-pitch-asian="variable" style:font-size-asian="14pt" style:font-name-complex="Tahoma3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1" fo:font-family="'Arial Unicode MS'" style:font-family-generic="swiss" style:font-pitch="variable" style:font-name-asian="Arial Unicode MS1" style:font-family-asian="'Arial Unicode MS'" style:font-family-generic-asian="swiss" style:font-pitch-asian="variable" style:font-name-complex="Arial Unicode MS1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1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1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2" fo:font-family="Tahoma" style:font-family-generic="swiss" style:font-pitch="variable" fo:font-size="8pt" style:font-size-asian="8pt" style:font-name-complex="Tahoma2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1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loext:num-list-format="%1%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number:date-style style:name="N121">
      <number:month/>
      <number:text>/</number:text>
      <number:day/>
      <number:text>/</number:text>
      <number:year number:style="long"/>
    </number:date-style>
    <number:date-style style:name="N122">
      <number:day/>
      <number:text>/</number:text>
      <number:month/>
      <number:text>/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/</number:text>
      <number:month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loext:graphic-properties draw:fill="solid" draw:fill-color="#c0c0c0" draw:opacity="50%"/>
      <style:text-properties style:font-name="Times New Roman1" fo:font-size="1pt"/>
    </style:style>
    <style:style style:name="MP3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4fbf1"/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 style:parent-style-name="Header">
      <style:paragraph-properties style:snap-to-layout-grid="false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7" style:family="paragraph" style:parent-style-name="Text_20_body">
      <style:paragraph-properties fo:margin-left="0in" fo:margin-right="0in" fo:margin-top="0in" fo:margin-bottom="0.1181in" style:contextual-spacing="false" fo:orphans="2" fo:widows="2" fo:text-indent="0in" style:auto-text-indent="false" style:writing-mode="lr-tb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4fbf1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16888d" style:font-size-asian="8pt" style:font-size-complex="8pt"/>
    </style:style>
    <style:style style:name="MT3" style:family="text">
      <style:text-properties fo:font-size="8pt" officeooo:rsid="002091d6" style:font-size-asian="8pt" style:font-size-complex="8pt"/>
    </style:style>
    <style:style style:name="MT4" style:family="text">
      <style:text-properties officeooo:rsid="0017eb2c"/>
    </style:style>
    <style:style style:name="MT5" style:family="text">
      <style:text-properties fo:font-size="9pt" style:font-size-asian="9pt" style:font-size-complex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auto-grow-height="false" draw:auto-grow-width="false" fo:min-height="30.8752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28.9791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20.0098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32.6299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 draw:style-name="Mdp1">
      <style:header>
        <text:tracked-changes>
          <text:changed-region xml:id="ct105553139126496" text:id="ct105553139126496">
            <text:deletion>
              <office:change-info>
                <dc:creator>Bob Jacobsen</dc:creator>
                <dc:date>2013-02-15T12:47:00</dc:date>
              </office:change-info>
              <text:p text:style-name="MP1">-CAN</text:p>
            </text:deletion>
          </text:changed-region>
        </text:tracked-changes>
        <text:p text:style-name="MP1">OpenLCB<text:change text:change-id="ct105553139126496"/> Praesent Gravida Technical Note<draw:custom-shape text:anchor-type="char" draw:z-index="0" draw:name="PowerPlusWaterMarkObject3" draw:style-name="Mgr1" draw:text-style-name="MP2" svg:width="6.9248in" svg:height="30.8748in" draw:transform="rotate (0.785398163397448) translate (-0.7875in 3.89652777777778in)"><text:p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tracked-changes>
          <text:changed-region xml:id="ct105553139215616" text:id="ct105553139215616">
            <text:deletion>
              <office:change-info>
                <dc:creator>Alex Shepherd</dc:creator>
                <dc:date>2021-05-01T01:07:30</dc:date>
              </office:change-info>
              <text:p text:style-name="MP3"><text:span text:style-name="Page_20_Number"><text:span text:style-name="MT1">Copyright 201</text:span></text:span></text:p>
            </text:deletion>
          </text:changed-region>
          <text:changed-region xml:id="ct105553139215856" text:id="ct105553139215856">
            <text:deletion>
              <office:change-info>
                <dc:creator>Bob Jacobsen</dc:creator>
                <dc:date>2012-03-27T10:08:00</dc:date>
              </office:change-info>
              <text:p text:style-name="MP3"><text:span text:style-name="Page_20_Number"><text:span text:style-name="MT1">1</text:span></text:span></text:p>
            </text:deletion>
          </text:changed-region>
          <text:changed-region xml:id="ct105553139128176" text:id="ct105553139128176">
            <text:deletion>
              <office:change-info>
                <dc:creator>Alex Shepherd</dc:creator>
                <dc:date>2021-05-01T01:07:30</dc:date>
              </office:change-info>
              <text:p text:style-name="MP3"><text:span text:style-name="Page_20_Number"><text:span text:style-name="MT1">3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text:tab/>Page </text:span></text:span><text:span text:style-name="Page_20_Number"><text:span text:style-name="MT1"><text:page-number text:select-page="current">3</text:page-number></text:span></text:span><text:span text:style-name="Page_20_Number"><text:span text:style-name="MT1"><text:s/>of </text:span></text:span><text:span text:style-name="Page_20_Number"><text:span text:style-name="MT1"><text:page-count style:num-format="1">1</text:page-count></text:span></text:span><text:span text:style-name="Page_20_Number"><text:span text:style-name="MT1"><text:s/>- </text:span></text:span><text:span text:style-name="Page_20_Number"><text:span text:style-name="MT1"><text:date style:data-style-name="N40" text:date-value="2024-07-15T20:10:44.433386810">Jul 15, 2024</text:date></text:span></text:span></text:p>
            </text:deletion>
          </text:changed-region>
          <text:changed-region xml:id="ct105553139254208" text:id="ct105553139254208">
            <text:insertion>
              <office:change-info>
                <dc:creator>Alex Shepherd</dc:creator>
                <dc:date>2021-05-01T01:07:30</dc:date>
              </office:change-info>
            </text:insertion>
          </text:changed-region>
          <text:changed-region xml:id="ct105553139254448" text:id="ct105553139254448">
            <text:deletion>
              <office:change-info>
                <dc:creator>Bob Jacobsen</dc:creator>
                <dc:date>2013-02-06T22:28:00</dc:date>
              </office:change-info>
              <text:p text:style-name="MP3"><text:span text:style-name="Page_20_Number"><text:span text:style-name="MT1"><text:date style:data-style-name="N122" text:date-value="2024-07-15T20:10:44.433594890">15/7/2024</text:date></text:span></text:span></text:p>
            </text:deletion>
          </text:changed-region>
        </text:tracked-changes>
        <text:p text:style-name="MP3"><text:change text:change-id="ct105553139215616"/><text:change text:change-id="ct105553139215856"/><text:change text:change-id="ct105553139128176"/><text:change-start text:change-id="ct105553139254208"/><text:span text:style-name="Page_20_Number"><text:span text:style-name="MT2">Copyright 2011-</text:span></text:span><text:span text:style-name="Page_20_Number"><text:span text:style-name="MT2"><text:user-defined style:data-style-name="N0" text:name="OLCByear">2024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3"><text:tab/>Page </text:span></text:span><text:span text:style-name="Page_20_Number"><text:span text:style-name="MT3"><text:page-number text:select-page="current">2</text:page-number></text:span></text:span><text:span text:style-name="Page_20_Number"><text:span text:style-name="MT3"><text:s/>of </text:span></text:span><text:span text:style-name="Page_20_Number"><text:span text:style-name="MT3"><text:page-count style:num-format="1">1</text:page-count></text:span></text:span><text:span text:style-name="Page_20_Number"><text:span text:style-name="MT3"><text:s/>- </text:span></text:span><text:span text:style-name="Page_20_Number"><text:span text:style-name="MT1"><text:date style:data-style-name="N40" text:date-value="2024-07-15T20:10:44.434212846">Jul 15, 2024</text:date></text:span></text:span><text:change-end text:change-id="ct105553139254208"/><text:change text:change-id="ct105553139254448"/></text:p>
      </style:footer>
    </style:master-page>
    <style:master-page style:name="First_20_Page" style:display-name="First Page" style:page-layout-name="Mpm2" draw:style-name="Mdp1" style:next-style-name="Standard">
      <style:header>
        <text:tracked-changes>
          <text:changed-region xml:id="ct105553138846048" text:id="ct105553138846048">
            <text:deletion>
              <office:change-info>
                <dc:creator>Bob Jacobsen</dc:creator>
                <dc:date>2024-07-15T19:59:19</dc:date>
              </office:change-info>
              <text:p text:style-name="MP6">Technical</text:p>
            </text:deletion>
          </text:changed-region>
          <text:changed-region xml:id="ct105553139250784" text:id="ct105553139250784">
            <text:insertion>
              <office:change-info>
                <dc:creator>Bob Jacobsen</dc:creator>
                <dc:date>2024-07-15T19:59:19</dc:date>
              </office:change-info>
            </text:insertion>
          </text:changed-region>
          <text:changed-region xml:id="ct105553138857568" text:id="ct105553138857568">
            <text:deletion>
              <office:change-info>
                <dc:creator>Bob Jacobsen</dc:creator>
                <dc:date>2024-07-15T19:59:31</dc:date>
              </office:change-info>
              <text:p text:style-name="MP6">(title)</text:p>
            </text:deletion>
          </text:changed-region>
          <text:changed-region xml:id="ct105553138857328" text:id="ct105553138857328">
            <text:insertion>
              <office:change-info>
                <dc:creator>Bob Jacobsen</dc:creator>
                <dc:date>2024-07-15T19:59:31</dc:date>
              </office:change-info>
            </text:insertion>
          </text:changed-region>
          <text:changed-region xml:id="ct105553138910624" text:id="ct105553138910624">
            <text:insertion>
              <office:change-info>
                <dc:creator>Bob Jacobsen</dc:creator>
                <dc:date>2024-07-15T20:07:18</dc:date>
              </office:change-info>
            </text:insertion>
          </text:changed-region>
          <text:changed-region xml:id="ct105553205664560" text:id="ct105553205664560">
            <text:deletion>
              <office:change-info>
                <dc:creator>Bob Jacobsen</dc:creator>
                <dc:date>2024-07-15T20:06:57</dc:date>
              </office:change-info>
              <text:p text:style-name="MP6"><text:date style:data-style-name="N40" text:date-value="2024-07-15T20:10:44.434619578">Jul 15, 2024</text:date></text:p>
            </text:deletion>
          </text:changed-region>
          <text:changed-region xml:id="ct105553205695648" text:id="ct105553205695648">
            <text:deletion>
              <office:change-info>
                <dc:creator>Bob Jacobsen</dc:creator>
                <dc:date>2024-07-15T20:08:20</dc:date>
              </office:change-info>
              <text:p text:style-name="MP6">Preliminary</text:p>
            </text:deletion>
          </text:changed-region>
          <text:changed-region xml:id="ct105553139270832" text:id="ct105553139270832">
            <text:insertion>
              <office:change-info>
                <dc:creator>Bob Jacobsen</dc:creator>
                <dc:date>2024-07-15T20:08:56</dc:date>
              </office:change-info>
            </text:insertion>
          </text:changed-region>
        </text:tracked-changes>
        <text:p text:style-name="MP4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5"><draw:frame draw:style-name="Mfr1" draw:name="graphics1" text:anchor-type="paragraph" svg:width="2.798in" svg:height="0.9909in" draw:z-index="10"><draw:image xlink:href="Pictures/10000000000001310000006C7D17E3F2B0649A61.png" xlink:type="simple" xlink:show="embed" xlink:actuate="onLoad" draw:mime-type="image/png"/></draw:frame></text:p>
            </table:table-cell>
            <table:table-cell table:style-name="Table1.B1" office:value-type="string">
              <text:p text:style-name="MP5"/>
            </table:table-cell>
            <table:table-cell table:style-name="Table1.C1" table:number-columns-spanned="2" office:value-type="string">
              <text:p text:style-name="MP6">OpenLCB <text:change text:change-id="ct105553138846048"/><text:change-start text:change-id="ct105553139250784"/><text:span text:style-name="MT4">Working</text:span><text:change-end text:change-id="ct105553139250784"/> Note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5"/>
            </table:table-cell>
            <table:table-cell table:style-name="Table1.C1" table:number-columns-spanned="2" office:value-type="string">
              <text:p text:style-name="MP6"><text:change text:change-id="ct105553138857568"/><text:change-start text:change-id="ct105553138857328"/><text:span text:style-name="MT4">List of Check Plans</text:span><text:change-end text:change-id="ct105553138857328"/>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B1" office:value-type="string">
              <text:p text:style-name="MP5"/>
            </table:table-cell>
            <table:table-cell table:style-name="Table1.C3" office:value-type="string">
              <text:p text:style-name="MP6"><text:change-start text:change-id="ct105553138910624"/><text:user-defined style:data-style-name="N0" text:name="OLCBdate">July 22, 2024</text:user-defined><text:change-end text:change-id="ct105553138910624"/><text:change text:change-id="ct105553205664560"/></text:p>
            </table:table-cell>
            <table:table-cell table:style-name="Table1.C1" office:value-type="string">
              <text:p text:style-name="MP6"><text:change text:change-id="ct105553205695648"/><text:change-start text:change-id="ct105553139270832"/><text:user-defined style:data-style-name="N0" text:name="OLCBstatus">Draft</text:user-defined><text:change-end text:change-id="ct105553139270832"/></text:p>
            </table:table-cell>
          </table:table-row>
        </table:table>
        <text:p text:style-name="Header"><draw:custom-shape text:anchor-type="char" draw:z-index="1" draw:name="PowerPlusWaterMarkObject1" draw:style-name="Mgr2" draw:text-style-name="MP2" svg:width="6.4996in" svg:height="28.9787in" draw:transform="rotate (0.785398163397448) translate (-1in 2.43604549431321in)"><text:p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tracked-changes>
          <text:changed-region xml:id="ct105553139129376" text:id="ct105553139129376">
            <text:deletion>
              <office:change-info>
                <dc:creator>Alex Shepherd</dc:creator>
                <dc:date>2021-05-01T01:07:09</dc:date>
              </office:change-info>
              <text:p text:style-name="MP7"><text:span text:style-name="Page_20_Number"><text:span text:style-name="MT1">Copyright 201</text:span></text:span><text:span text:style-name="MT2"/></text:p>
            </text:deletion>
          </text:changed-region>
          <text:changed-region xml:id="ct105553139129136" text:id="ct105553139129136">
            <text:deletion>
              <office:change-info>
                <dc:creator>Bob Jacobsen</dc:creator>
                <dc:date>2012-03-27T10:08:00</dc:date>
              </office:change-info>
              <text:p text:style-name="MP7"><text:span text:style-name="Page_20_Number"><text:span text:style-name="MT1">1</text:span></text:span><text:span text:style-name="MT2"/></text:p>
            </text:deletion>
          </text:changed-region>
          <text:changed-region xml:id="ct105553139130096" text:id="ct105553139130096">
            <text:deletion>
              <office:change-info>
                <dc:creator>Alex Shepherd</dc:creator>
                <dc:date>2021-05-01T01:07:09</dc:date>
              </office:change-info>
              <text:p text:style-name="MP7"><text:span text:style-name="Page_20_Number"><text:span text:style-name="MT1">3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Page_20_Number"><text:span text:style-name="MT5"><text:tab/></text:span></text:span><text:span text:style-name="Page_20_Number"><text:span text:style-name="MT1">Page </text:span></text:span><text:span text:style-name="Page_20_Number"><text:span text:style-name="MT1"><text:page-number text:select-page="current">1</text:page-number></text:span></text:span><text:span text:style-name="Page_20_Number"><text:span text:style-name="MT1"><text:s/>of </text:span></text:span><text:span text:style-name="Page_20_Number"><text:span text:style-name="MT1"><text:page-count style:num-format="1">1</text:page-count></text:span></text:span><text:span text:style-name="Page_20_Number"><text:span text:style-name="MT1"><text:s/>- </text:span></text:span><text:span text:style-name="Page_20_Number"><text:span text:style-name="MT1"><text:date style:data-style-name="N40" text:date-value="2024-07-15T20:10:44.438542937">Jul 15, 2024</text:date></text:span></text:span><text:span text:style-name="MT2"/></text:p>
            </text:deletion>
          </text:changed-region>
          <text:changed-region xml:id="ct105553139130816" text:id="ct105553139130816">
            <text:deletion>
              <office:change-info>
                <dc:creator>Bob Jacobsen</dc:creator>
                <dc:date>2013-02-06T22:27:00</dc:date>
              </office:change-info>
              <text:p text:style-name="MP7"><text:span text:style-name="Page_20_Number"><text:span text:style-name="MT1"><text:date style:data-style-name="N122" text:date-value="2024-07-15T20:10:44.438737188">15/7/2024</text:date></text:span></text:span><text:span text:style-name="MT2"/></text:p>
            </text:deletion>
          </text:changed-region>
          <text:changed-region xml:id="ct105553139131056" text:id="ct105553139131056">
            <text:deletion>
              <office:change-info>
                <dc:creator>Alex Shepherd</dc:creator>
                <dc:date>2021-05-01T01:07:09</dc:date>
              </office:change-info>
              <text:p text:style-name="MP7"><text:span text:style-name="Page_20_Number"><text:span text:style-name="MT2"/></text:span></text:p>
              <text:p text:style-name="MP7"><text:span text:style-name="Page_20_Number"><text:span text:style-name="MT2"/></text:span></text:p>
            </text:deletion>
          </text:changed-region>
          <text:changed-region xml:id="ct105553139131296" text:id="ct105553139131296">
            <text:insertion>
              <office:change-info>
                <dc:creator>Alex Shepherd</dc:creator>
                <dc:date>2021-05-01T01:07:09</dc:date>
              </office:change-info>
            </text:insertion>
          </text:changed-region>
          <text:changed-region xml:id="ct105553205885712" text:id="ct105553205885712">
            <text:deletion>
              <office:change-info>
                <dc:creator>Bob Jacobsen</dc:creator>
                <dc:date>2024-07-15T20:09:52</dc:date>
              </office:change-info>
              <text:p text:style-name="MP7"><text:span text:style-name="Page_20_Number"><text:span text:style-name="MT2">. </text:span></text:span><text:span text:style-name="MT2"/></text:p>
            </text:deletion>
            <text:insertion>
              <office:change-info>
                <dc:creator>Alex Shepherd</dc:creator>
                <dc:date>2021-05-01T01:07:09</dc:date>
              </office:change-info>
            </text:insertion>
          </text:changed-region>
          <text:changed-region xml:id="ct105553205709872" text:id="ct105553205709872">
            <text:insertion>
              <office:change-info>
                <dc:creator>Bob Jacobsen</dc:creator>
                <dc:date>2024-07-15T20:10:14</dc:date>
              </office:change-info>
            </text:insertion>
          </text:changed-region>
          <text:changed-region xml:id="ct105553138913744" text:id="ct105553138913744">
            <text:insertion>
              <office:change-info>
                <dc:creator>Alex Shepherd</dc:creator>
                <dc:date>2021-05-01T01:07:09</dc:date>
              </office:change-info>
            </text:insertion>
          </text:changed-region>
          <text:changed-region xml:id="ct105553139270352" text:id="ct105553139270352">
            <text:insertion>
              <office:change-info>
                <dc:creator>Bob Jacobsen</dc:creator>
                <dc:date>2024-07-15T20:07:45</dc:date>
              </office:change-info>
            </text:insertion>
          </text:changed-region>
          <text:changed-region xml:id="ct105553205867408" text:id="ct105553205867408">
            <text:deletion>
              <office:change-info>
                <dc:creator>Bob Jacobsen</dc:creator>
                <dc:date>2024-07-15T20:07:31</dc:date>
              </office:change-info>
              <text:p text:style-name="MP7"><text:span text:style-name="Page_20_Number"><text:span text:style-name="MT1"><text:date style:data-style-name="N40" text:date-value="2024-07-15T20:10:44.439265248">Jul 15, 2024</text:date></text:span></text:span><text:span text:style-name="MT2"/></text:p>
            </text:deletion>
            <text:insertion>
              <office:change-info>
                <dc:creator>Alex Shepherd</dc:creator>
                <dc:date>2021-05-01T01:07:09</dc:date>
              </office:change-info>
            </text:insertion>
          </text:changed-region>
        </text:tracked-changes>
        <text:p text:style-name="MP7"><text:change text:change-id="ct105553139129376"/><text:change text:change-id="ct105553139129136"/><text:change text:change-id="ct105553139130096"/><text:change text:change-id="ct105553139130816"/><text:change text:change-id="ct105553139131056"/><text:change-start text:change-id="ct105553139131296"/><text:span text:style-name="Page_20_Number"><text:span text:style-name="MT2">Copyright 2011-</text:span></text:span><text:span text:style-name="Page_20_Number"><text:span text:style-name="MT2"><text:user-defined style:data-style-name="N0" text:name="OLCByear">2024</text:user-defined></text:span></text:span><text:change-end text:change-id="ct105553139131296"/><text:change text:change-id="ct105553205885712"/><text:change-start text:change-id="ct105553205709872"/><text:span text:style-name="Page_20_Number"><text:span text:style-name="MT2"> </text:span></text:span><text:change-end text:change-id="ct105553205709872"/><text:change-start text:change-id="ct105553138913744"/><text:span text:style-name="Page_20_Number"><text:span text:style-name="MT2">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3"><text:tab/>Page </text:span></text:span><text:span text:style-name="Page_20_Number"><text:span text:style-name="MT3"><text:page-number text:select-page="current">1</text:page-number></text:span></text:span><text:span text:style-name="Page_20_Number"><text:span text:style-name="MT3"><text:s/>of </text:span></text:span><text:span text:style-name="Page_20_Number"><text:span text:style-name="MT3"><text:page-count style:num-format="1">1</text:page-count></text:span></text:span><text:span text:style-name="Page_20_Number"><text:span text:style-name="MT3"><text:s/>- </text:span></text:span><text:change-end text:change-id="ct105553138913744"/><text:change-start text:change-id="ct105553139270352"/><text:span text:style-name="Page_20_Number"><text:span text:style-name="MT3"><text:user-defined style:data-style-name="N0" text:name="OLCBdate">July 22, 2024</text:user-defined></text:span></text:span><text:change-end text:change-id="ct105553139270352"/><text:change text:change-id="ct105553205867408"/><text:span text:style-name="MT2"/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2" draw:name="PowerPlusWaterMarkObject" draw:style-name="Mgr1" draw:text-style-name="MP2" svg:width="6.9248in" svg:height="30.8748in" draw:transform="rotate (0.785398163397448)"><text:p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3" draw:name="PowerPlusWaterMarkObject" draw:style-name="Mgr1" draw:text-style-name="MP2" svg:width="6.9248in" svg:height="30.8748in" draw:transform="rotate (0.785398163397448)"><text:p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4" draw:name="PowerPlusWaterMarkObject" draw:style-name="Mgr3" draw:text-style-name="MP2" svg:width="4.4878in" svg:height="20.0094in" draw:transform="rotate (0.785398163397448)"><text:p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6" draw:style-name="Mdp1">
      <style:header>
        <text:p text:style-name="Header"><draw:custom-shape text:anchor-type="char" draw:z-index="5" draw:name="PowerPlusWaterMarkObject" draw:style-name="Mgr1" draw:text-style-name="MP2" svg:width="6.9248in" svg:height="30.8748in" draw:transform="rotate (0.785398163397448)"><text:p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1">
      <style:header>
        <text:p text:style-name="Header"><draw:custom-shape text:anchor-type="char" draw:z-index="6" draw:name="PowerPlusWaterMarkObject" draw:style-name="Mgr4" draw:text-style-name="MP2" svg:width="7.3185in" svg:height="32.6295in" draw:transform="rotate (0.785398163397448)"><text:p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1">
      <style:header>
        <text:p text:style-name="Header"><draw:custom-shape text:anchor-type="char" draw:z-index="7" draw:name="PowerPlusWaterMarkObject" draw:style-name="Mgr1" draw:text-style-name="MP2" svg:width="6.9248in" svg:height="30.8748in" draw:transform="rotate (0.785398163397448)"><text:p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1">
      <style:header>
        <text:p text:style-name="Header"><draw:custom-shape text:anchor-type="char" draw:z-index="8" draw:name="PowerPlusWaterMarkObject" draw:style-name="Mgr1" draw:text-style-name="MP2" svg:width="6.9248in" svg:height="30.8748in" draw:transform="rotate (0.785398163397448)"><text:p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1">
      <style:header>
        <text:p text:style-name="Header"><draw:custom-shape text:anchor-type="char" draw:z-index="9" draw:name="PowerPlusWaterMarkObject" draw:style-name="Mgr1" draw:text-style-name="MP2" svg:width="6.9248in" svg:height="30.8748in" draw:transform="rotate (0.785398163397448)"><text:p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penLCB Technical Note</dc:title>
    <meta:initial-creator>Alex Shepherd</meta:initial-creator>
    <meta:creation-date>2009-01-22T07:11:27</meta:creation-date>
    <meta:editing-cycles>76</meta:editing-cycles>
    <meta:editing-duration>PT12H6M18S</meta:editing-duration>
    <meta:generator>LibreOffice/7.4.6.2$MacOSX_X86_64 LibreOffice_project/5b1f5509c2decdade7fda905e3e1429a67acd63d</meta:generator>
    <dc:date>2024-07-15T20:10:43.838067907</dc:date>
    <dc:creator>Bob Jacobsen</dc:creator>
    <meta:document-statistic meta:table-count="1" meta:image-count="1" meta:object-count="0" meta:page-count="1" meta:paragraph-count="21" meta:word-count="152" meta:character-count="1041" meta:non-whitespace-character-count="921"/>
    <meta:user-defined meta:name="Info 4"/>
    <meta:user-defined meta:name="OLCBdate">July 22, 2024</meta:user-defined>
    <meta:user-defined meta:name="OLCBstatus">Draft</meta:user-defined>
    <meta:user-defined meta:name="OLCByear">2024</meta:user-defined>
  </office:meta>
</office:document-meta>
</file>